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6pt" style:font-name-asian="Trebuchet MS1" style:font-size-asian="16pt" style:font-name-complex="Trebuchet MS1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2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area 2</text:span></text:p>
      <text:p text:style-name="P1"/>
      <text:p text:style-name="P1">Fernando Rubilar Zepeda.</text:p>
      <text:p text:style-name="P1"/>
      <text:p text:style-name="P1"/>
      <text:p text:style-name="P2"><text:span text:style-name="T2">1. Tarea 2</text:span></text:p>
      <text:p text:style-name="P3"/>
      <text:p text:style-name="P2"><text:span text:style-name="T3">Como tarea 2 se les pedirá <text:s/>realizar un algoritmo escrito en C/C++ (lo que le acomode <text:s/>más), que realicen 4 métodos o funciones:</text:span></text:p>
      <text:list xml:id="list4060266206" text:style-name="WWNum1">
        <text:list-item>
          <text:p text:style-name="P6"><text:span text:style-name="T3">Ingresar 100.000 valores random a un arreglo de enteros.</text:span></text:p>
        </text:list-item>
        <text:list-item>
          <text:p text:style-name="P6"><text:span text:style-name="T3">Calcular el promedio de los valores del arreglo.</text:span></text:p>
        </text:list-item>
        <text:list-item>
          <text:p text:style-name="P6"><text:span text:style-name="T3">Calcular la varianza.</text:span></text:p>
        </text:list-item>
        <text:list-item>
          <text:p text:style-name="P6"><text:span text:style-name="T3">calcular la desviación estándar.</text:span></text:p>
        </text:list-item>
      </text:list>
      <text:p text:style-name="P5"/>
      <text:p text:style-name="P2"><text:span text:style-name="T3">Estos 4 métodos deben ser enviados de manera individual el día Domingo 28 de abril a las 23:05, de manera </text:span><text:span text:style-name="T4">SECUENCIAL, </text:span><text:span text:style-name="T3">debe enviar su repositorio</text:span><text:span text:style-name="T4">. </text:span></text:p>
      <text:p text:style-name="P5"/>
      <text:p text:style-name="P4"/>
      <text:p text:style-name="P4"/>
      <text:p text:style-name="Standard"><text:span text:style-name="T3">tarea debe ser enviada el repositorio al correo del ayudante com asunto “tarea 2” a </text:span><text:a xlink:type="simple" xlink:href="mailto:frubilar@icci.cl" text:style-name="ListLabel_20_10" text:visited-style-name="ListLabel_20_10"><text:span text:style-name="T5">frubilar@icci.cl</text:span></text:a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00" meta:character-count="580" meta:non-whitespace-character-count="491"/>
    <meta:generator>LibreOfficeDev/6.0.5.2$Linux_X86_64 LibreOffice_project/</meta:generator>
  </office:meta>
</office:document-meta>
</file>